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875in" fo:margin-left="0.0035in" fo:margin-top="0in" fo:margin-bottom="0in" table:align="left" style:writing-mode="lr-tb"/>
    </style:style>
    <style:style style:name="Table1.A" style:family="table-column">
      <style:table-column-properties style:column-width="0.7583in"/>
    </style:style>
    <style:style style:name="Table1.B" style:family="table-column">
      <style:table-column-properties style:column-width="1.4861in"/>
    </style:style>
    <style:style style:name="Table1.C" style:family="table-column">
      <style:table-column-properties style:column-width="2.316in"/>
    </style:style>
    <style:style style:name="Table1.D" style:family="table-column">
      <style:table-column-properties style:column-width="2.62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language="en" fo:country="US"/>
    </style:style>
    <style:style style:name="P2"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style:font-size-asian="10pt" style:font-size-complex="10pt" fo:hyphenate="false" fo:hyphenation-remain-char-count="2" fo:hyphenation-push-char-count="2" loext:hyphenation-no-caps="false"/>
    </style:style>
    <style:style style:name="P4"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fo:font-weight="bold" style:font-size-asian="10pt" style:font-weight-asian="bold" style:font-size-complex="10pt" style:font-weight-complex="bold" fo:hyphenate="false" fo:hyphenation-remain-char-count="2" fo:hyphenation-push-char-count="2" loext:hyphenation-no-caps="false"/>
    </style:style>
    <style:style style:name="P5" style:family="paragraph" style:parent-style-name="Heading_20_2">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officeooo:rsid="0015f6c5" officeooo:paragraph-rsid="0015f6c5"/>
    </style:style>
    <style:style style:name="P9" style:family="paragraph" style:parent-style-name="Standard">
      <style:text-properties fo:color="#ff0000" loext:opacity="100%" fo:language="en" fo:country="US"/>
    </style:style>
    <style:style style:name="P10"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fi" fo:country="FI" fo:font-weight="bold"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style:letter-kerning="false" style:font-name-asian="Calibri1" style:font-size-asian="10pt" style:language-asian="en" style:country-asian="US" style:font-size-complex="10pt" style:language-complex="ar" style:country-complex="SA" fo:hyphenate="false" fo:hyphenation-remain-char-count="2" fo:hyphenation-push-char-count="2" loext:hyphenation-no-caps="false"/>
    </style:style>
    <style:style style:name="P12"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officeooo:rsid="001789be" officeooo:paragraph-rsid="001789be" style:letter-kerning="false" style:font-name-asian="Calibri1" style:font-size-asian="10pt" style:language-asian="en" style:country-asian="US" style:font-size-complex="10pt" style:language-complex="ar" style:country-complex="SA" fo:hyphenate="false" fo:hyphenation-remain-char-count="2" fo:hyphenation-push-char-count="2" loext:hyphenation-no-caps="false"/>
    </style:style>
    <style:style style:name="P13"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officeooo:rsid="0018b0b4" officeooo:paragraph-rsid="0018b0b4" style:letter-kerning="false" style:font-name-asian="Calibri1" style:font-size-asian="10pt" style:language-asian="en" style:country-asian="US" style:font-size-complex="10pt" style:language-complex="ar" style:country-complex="SA" fo:hyphenate="false" fo:hyphenation-remain-char-count="2" fo:hyphenation-push-char-count="2" loext:hyphenation-no-caps="false"/>
    </style:style>
    <style:style style:name="P14"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fo:font-weight="bold"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style:style>
    <style:style style:name="P1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fo:font-weight="bold" officeooo:rsid="0018b0b4" officeooo:paragraph-rsid="0018b0b4"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fo:font-weight="bold" officeooo:rsid="001789be" officeooo:paragraph-rsid="001789be" style:font-size-asian="10pt" style:font-weight-asian="bold" style:font-size-complex="10pt" style:font-weight-complex="bold" fo:hyphenate="false" fo:hyphenation-remain-char-count="2" fo:hyphenation-push-char-count="2" loext:hyphenation-no-caps="false"/>
    </style:style>
    <style:style style:name="P17"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fo:font-weight="bold" officeooo:rsid="0018b0b4" officeooo:paragraph-rsid="0018b0b4" style:font-size-asian="10pt" style:font-weight-asian="bold" style:font-size-complex="10pt" style:font-weight-complex="bold" fo:hyphenate="false" fo:hyphenation-remain-char-count="2" fo:hyphenation-push-char-count="2" loext:hyphenation-no-caps="false"/>
    </style:style>
    <style:style style:name="P18"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style:font-size-asian="10pt" style:font-size-complex="10pt" fo:hyphenate="false" fo:hyphenation-remain-char-count="2" fo:hyphenation-push-char-count="2" loext:hyphenation-no-caps="false"/>
    </style:style>
    <style:style style:name="P19"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officeooo:rsid="001789be" officeooo:paragraph-rsid="001789be" style:font-size-asian="10pt" style:font-size-complex="10pt" fo:hyphenate="false" fo:hyphenation-remain-char-count="2" fo:hyphenation-push-char-count="2" loext:hyphenation-no-caps="false"/>
    </style:style>
    <style:style style:name="P20"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officeooo:rsid="0018b0b4" officeooo:paragraph-rsid="0018b0b4" style:font-size-asian="10pt" style:font-size-complex="10pt" fo:hyphenate="false" fo:hyphenation-remain-char-count="2" fo:hyphenation-push-char-count="2" loext:hyphenation-no-caps="false"/>
    </style:style>
    <style:style style:name="P21"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fo:language="en" fo:country="US" officeooo:rsid="0018b752" officeooo:paragraph-rsid="0018b752" style:font-size-asian="10pt" style:font-size-complex="10pt" fo:hyphenate="false" fo:hyphenation-remain-char-count="2" fo:hyphenation-push-char-count="2" loext:hyphenation-no-caps="false"/>
    </style:style>
    <style:style style:name="P22" style:family="paragraph" style:parent-style-name="Standard">
      <style:paragraph-properties fo:margin-top="0in" fo:margin-bottom="0in" style:contextual-spacing="false" fo:line-height="100%" fo:text-align="start" style:justify-single-word="false" fo:orphans="0" fo:widows="0" fo:hyphenation-ladder-count="no-limit"/>
      <style:text-properties fo:color="#c9211e" loext:opacity="100%" fo:font-size="10pt" fo:language="en" fo:country="US" officeooo:rsid="001789be" officeooo:paragraph-rsid="001789be" style:font-size-asian="10pt" style:font-size-complex="10pt" fo:hyphenate="false" fo:hyphenation-remain-char-count="2" fo:hyphenation-push-char-count="2" loext:hyphenation-no-caps="false"/>
    </style:style>
    <style:style style:name="P2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fo:font-size="10pt" fo:language="en" fo:country="US" style:font-size-asian="10pt" style:font-size-complex="10pt" fo:hyphenate="false" fo:hyphenation-remain-char-count="2" fo:hyphenation-push-char-count="2" loext:hyphenation-no-caps="false"/>
    </style:style>
    <style:style style:name="P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18b0b4" officeooo:paragraph-rsid="0018b0b4" fo:hyphenate="false" fo:hyphenation-remain-char-count="2" fo:hyphenation-push-char-count="2" loext:hyphenation-no-caps="false"/>
    </style:style>
    <style:style style:name="P25" style:family="paragraph" style:parent-style-name="Standard">
      <style:text-properties officeooo:rsid="00197478" officeooo:paragraph-rsid="00197478"/>
    </style:style>
    <style:style style:name="P26" style:family="paragraph" style:parent-style-name="Standard">
      <style:paragraph-properties fo:margin-top="0in" fo:margin-bottom="0.111in" style:contextual-spacing="false" fo:line-height="108%" fo:text-align="start" style:justify-single-word="false" fo:orphans="2" fo:widows="2" style:writing-mode="lr-tb"/>
      <style:text-properties officeooo:rsid="00197478" officeooo:paragraph-rsid="00197478"/>
    </style:style>
    <style:style style:name="P27" style:family="paragraph" style:parent-style-name="Standard">
      <style:paragraph-properties fo:margin-top="0in" fo:margin-bottom="0.111in" style:contextual-spacing="false" fo:line-height="108%" fo:text-align="start" style:justify-single-word="false" fo:orphans="2" fo:widows="2" style:writing-mode="lr-t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ff0000" loext:opacity="100%" fo:font-size="10pt" fo:language="en" fo:country="US"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5" style:family="text">
      <style:text-properties fo:font-size="10pt" fo:language="en" fo:country="US"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6" style:family="text">
      <style:text-properties fo:font-size="10pt" fo:language="en" fo:country="US" style:letter-kerning="false" style:font-name-asian="Calibri1" style:font-size-asian="10pt" style:language-asian="en" style:country-asian="US" style:font-size-complex="10pt" style:language-complex="ar" style:country-complex="SA"/>
    </style:style>
    <style:style style:name="T7" style:family="text">
      <style:text-properties officeooo:rsid="0015f6c5"/>
    </style:style>
    <style:style style:name="T8" style:family="text">
      <style:text-properties officeooo:rsid="001789be"/>
    </style:style>
    <style:style style:name="T9" style:family="text">
      <style:text-properties fo:color="#c9211e" loext:opacity="100%" officeooo:rsid="001789be"/>
    </style:style>
    <style:style style:name="T10" style:family="text">
      <style:text-properties fo:color="#c9211e" loext:opacity="100%" officeooo:rsid="0018b0b4"/>
    </style:style>
    <style:style style:name="T11" style:family="text">
      <style:text-properties officeooo:rsid="0018b0b4"/>
    </style:style>
    <style:style style:name="T12" style:family="text">
      <style:text-properties officeooo:rsid="0018b752"/>
    </style:style>
    <style:style style:name="T13" style:family="text">
      <style:text-properties officeooo:rsid="001974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Name</text:span><text:span text:style-name="T1">: Karri Korsu</text:span></text:p>
      <text:p text:style-name="Standard"><text:span text:style-name="T2">Pair: </text:span><text:span text:style-name="T3">No</text:span></text:p>
      <text:p text:style-name="P6">Amount of completed tasks: <text:span text:style-name="T7">6 / all</text:span></text:p>
      <text:p text:style-name="P6">Which tasks were left undone or incomplete: <text:span text:style-name="T7">none</text:span></text:p>
      <text:p text:style-name="P9">Self-assessment: </text:p>
      <text:p text:style-name="P1">This exercise was easy/difficult/ok/etc. for me because…</text:p>
      <text:p text:style-name="P8">The exercise felt challenging in a good way. </text:p>
      <text:p text:style-name="P1"/>
      <text:p text:style-name="P1">Doing this exercise, I learned…</text:p>
      <text:p text:style-name="P8">A lot about C</text:p>
      <text:p text:style-name="P1"/>
      <text:p text:style-name="P1">I am still wondering…</text:p>
      <text:p text:style-name="P8">How to limit the amount of keystrokes for inputting with scanf(), <text:span text:style-name="T8">Negative numbers for task 4.</text:span></text:p>
      <text:p text:style-name="P1"/>
      <text:p text:style-name="P1">I understood/did not understand that… ; I did/did not know that… ; I did/did not manage to do…</text:p>
      <text:p text:style-name="P8">See above and I didn’t look into functions in C just yet.</text:p>
      <text:p text:style-name="P1"/>
      <text:p text:style-name="P1"/>
      <text:h text:style-name="Heading_20_2" text:outline-level="2">Test report</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ask</text:p>
          </table:table-cell>
          <table:table-cell table:style-name="Table1.A1" office:value-type="string">
            <text:p text:style-name="P10">Input / action</text:p>
          </table:table-cell>
          <table:table-cell table:style-name="Table1.A1" office:value-type="string">
            <text:p text:style-name="P10">Desired output</text:p>
          </table:table-cell>
          <table:table-cell table:style-name="Table1.A1" office:value-type="string">
            <text:p text:style-name="P2"><text:span text:style-name="T5">Actual output </text:span><text:span text:style-name="T4">(use red color if desired output != actual output)</text:span></text:p>
          </table:table-cell>
        </table:table-row>
        <table:table-row table:style-name="Table1.1">
          <table:table-cell table:style-name="Table1.A1" office:value-type="string">
            <text:p text:style-name="P10">4a</text:p>
          </table:table-cell>
          <table:table-cell table:style-name="Table1.A1" office:value-type="string">
            <text:p text:style-name="P11">E.g. user inputs 37 and -88</text:p>
          </table:table-cell>
          <table:table-cell table:style-name="Table1.A1" office:value-type="string">
            <text:p text:style-name="P11">Please input first number: </text:p>
            <text:p text:style-name="P11">You inputted number 37.</text:p>
            <text:p text:style-name="P11">Please input second number:</text:p>
            <text:p text:style-name="P11">You inputted number -88</text:p>
          </table:table-cell>
          <table:table-cell table:style-name="Table1.A1" office:value-type="string">
            <text:p text:style-name="P3">Input an integer: 37</text:p>
            <text:p text:style-name="P3">===</text:p>
            <text:p text:style-name="P3">Input another integer: -88</text:p>
            <text:p text:style-name="P3">=== <text:span text:style-name="T8">(</text:span><text:span text:style-name="T9">This works but my code doesn’t recognize negative numbers as integers.-→ </text:span><text:span text:style-name="T10">all further negative numbers in this test report are dismissed</text:span><text:span text:style-name="T9">)</text:span></text:p>
          </table:table-cell>
        </table:table-row>
        <table:table-row table:style-name="Table1.1">
          <table:table-cell table:style-name="Table1.A1" office:value-type="string">
            <text:p text:style-name="P14">4a</text:p>
          </table:table-cell>
          <table:table-cell table:style-name="Table1.A1" office:value-type="string">
            <text:p text:style-name="P12">User inputs 100 000 00 and 100 000 000 00 (huge numbers)</text:p>
            <text:p text:style-name="P11"/>
            <text:p text:style-name="P11"/>
            <text:p text:style-name="P11"/>
          </table:table-cell>
          <table:table-cell table:style-name="Table1.A1" office:value-type="string">
            <text:p text:style-name="P16">Inputs are registered as they should </text:p>
          </table:table-cell>
          <table:table-cell table:style-name="Table1.A1" office:value-type="string">
            <text:p text:style-name="P22">Input an integer: 10000000</text:p>
            <text:p text:style-name="P22">===</text:p>
            <text:p text:style-name="P22">Input another integer: 10000000000</text:p>
            <text:p text:style-name="P22">===</text:p>
            <text:p text:style-name="P22">The two integers you inputted are: 10000000 and 1410065408</text:p>
            <text:p text:style-name="P22">===</text:p>
          </table:table-cell>
        </table:table-row>
        <table:table-row table:style-name="Table1.1">
          <table:table-cell table:style-name="Table1.A1" office:value-type="string">
            <text:p text:style-name="P16">4a</text:p>
            <text:p text:style-name="P4"><text:soft-page-break/></text:p>
          </table:table-cell>
          <table:table-cell table:style-name="Table1.A1" office:value-type="string">
            <text:p text:style-name="P19">User inputs two <text:s/><text:soft-page-break/>positive numbers: 50 and 100</text:p>
          </table:table-cell>
          <table:table-cell table:style-name="Table1.A1" office:value-type="string">
            <text:p text:style-name="P16">Inputs are registered as <text:soft-page-break/>the numbers they should</text:p>
          </table:table-cell>
          <table:table-cell table:style-name="Table1.A1" office:value-type="string">
            <text:p text:style-name="P3"><text:span text:style-name="T8">I</text:span>nput an integer: 50</text:p>
            <text:p text:style-name="P3"><text:soft-page-break/>===</text:p>
            <text:p text:style-name="P3">Input another integer: 100</text:p>
            <text:p text:style-name="P3">===</text:p>
            <text:p text:style-name="P3">The two integers you inputted are: 50 and 100</text:p>
            <text:p text:style-name="P3">===</text:p>
          </table:table-cell>
        </table:table-row>
        <table:table-row table:style-name="Table1.1">
          <table:table-cell table:style-name="Table1.A5" office:value-type="string">
            <text:p text:style-name="P16">4a</text:p>
          </table:table-cell>
          <table:table-cell table:style-name="Table1.A5" office:value-type="string">
            <text:p text:style-name="P19">User inputs non integers</text:p>
          </table:table-cell>
          <table:table-cell table:style-name="Table1.A5" office:value-type="string">
            <text:p text:style-name="P17">An error is shown</text:p>
          </table:table-cell>
          <table:table-cell table:style-name="Table1.A5" office:value-type="string">
            <text:p text:style-name="P3">Input an integer: a</text:p>
            <text:p text:style-name="P3">===</text:p>
            <text:p text:style-name="P3">Input another integer: b</text:p>
            <text:p text:style-name="P3">===</text:p>
            <text:p text:style-name="P3">Please input 2 integers.</text:p>
            <text:p text:style-name="P3">===</text:p>
          </table:table-cell>
        </table:table-row>
        <table:table-row table:style-name="Table1.1">
          <table:table-cell table:style-name="Table1.A1" office:value-type="string">
            <text:p text:style-name="P14">4b</text:p>
          </table:table-cell>
          <table:table-cell table:style-name="Table1.A1" office:value-type="string">
            <text:p text:style-name="P11">E.g. user inputted 37 and <text:span text:style-name="T11">50</text:span></text:p>
          </table:table-cell>
          <table:table-cell table:style-name="Table1.A1" office:value-type="string">
            <text:p text:style-name="P11">Number <text:span text:style-name="T11">50</text:span> is bigger than <text:span text:style-name="T11">37</text:span>.</text:p>
          </table:table-cell>
          <table:table-cell table:style-name="Table1.A1" office:value-type="string">
            <text:p text:style-name="P23">===</text:p>
            <text:p text:style-name="P23">According to our calculations the second integer you inputted (50)<text:tab/><text:tab/> </text:p>
            <text:p text:style-name="P23">is bigger than the first (37)</text:p>
            <text:p text:style-name="P23">===</text:p>
          </table:table-cell>
        </table:table-row>
        <table:table-row table:style-name="Table1.1">
          <table:table-cell table:style-name="Table1.A1" office:value-type="string">
            <text:p text:style-name="P14">4b</text:p>
          </table:table-cell>
          <table:table-cell table:style-name="Table1.A1" office:value-type="string">
            <text:p text:style-name="P11">E.g. user inputted 17 and 17</text:p>
          </table:table-cell>
          <table:table-cell table:style-name="Table1.A1" office:value-type="string">
            <text:p text:style-name="P11">Numbers are equal.</text:p>
          </table:table-cell>
          <table:table-cell table:style-name="Table1.A1" office:value-type="string">
            <text:p text:style-name="P3">The two integers you inputted are: 17 and 17</text:p>
            <text:p text:style-name="P3">===</text:p>
            <text:p text:style-name="P3">According to our calculations the two integers you inputted are equal!</text:p>
            <text:p text:style-name="P3">===</text:p>
          </table:table-cell>
        </table:table-row>
        <table:table-row table:style-name="Table1.1">
          <table:table-cell table:style-name="Table1.A5" office:value-type="string">
            <text:p text:style-name="P15">4b</text:p>
          </table:table-cell>
          <table:table-cell table:style-name="Table1.A5" office:value-type="string">
            <text:p text:style-name="P13">Order of inputs: eg input 1 = 37, input 2 = 50 should yield similar results to swapping the inputs around</text:p>
          </table:table-cell>
          <table:table-cell table:style-name="Table1.A5" office:value-type="string">
            <text:p text:style-name="P13">User inputs 37 and 50</text:p>
          </table:table-cell>
          <table:table-cell table:style-name="Table1.A5" office:value-type="string">
            <text:p text:style-name="P3">The two integers you inputted are: 37 and 50</text:p>
            <text:p text:style-name="P3">===</text:p>
            <text:p text:style-name="P3">According to our calculations the second integer you inputted (50)<text:tab/><text:tab/> </text:p>
            <text:p text:style-name="P3">is bigger than the first (37)</text:p>
            <text:p text:style-name="P3">===</text:p>
          </table:table-cell>
        </table:table-row>
        <table:table-row table:style-name="Table1.1">
          <table:table-cell table:style-name="Table1.A5" office:value-type="string">
            <text:p text:style-name="P14"/>
          </table:table-cell>
          <table:table-cell table:style-name="Table1.A5" office:value-type="string">
            <text:p text:style-name="P11"/>
          </table:table-cell>
          <table:table-cell table:style-name="Table1.A5" office:value-type="string">
            <text:p text:style-name="P13">User inputs 50 and 37</text:p>
          </table:table-cell>
          <table:table-cell table:style-name="Table1.A5" office:value-type="string">
            <text:p text:style-name="P3">The two integers you inputted are: 50 and 37</text:p>
            <text:p text:style-name="P3">===</text:p>
            <text:p text:style-name="P3">According to our calculations the first integer you inputted (50)<text:tab/><text:tab/></text:p>
            <text:p text:style-name="P3">is bigger than the second (37)</text:p>
            <text:p text:style-name="P3">===</text:p>
          </table:table-cell>
        </table:table-row>
        <table:table-row table:style-name="Table1.1">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4">4c</text:p>
          </table:table-cell>
          <table:table-cell table:style-name="Table1.A1" office:value-type="string">
            <text:p text:style-name="P11">E.g. user inputted 37 and 0</text:p>
            <text:p text:style-name="P3"/>
            <text:p text:style-name="P11">&lt;Hint: use small numbers in testing, otherwise the power of gets out of range… Or use long double as data type.&gt;</text:p>
          </table:table-cell>
          <table:table-cell table:style-name="Table1.A1" office:value-type="string">
            <text:p text:style-name="P11">Sum is <text:s text:c="12"/>37</text:p>
            <text:p text:style-name="P11">Difference is <text:s/>37</text:p>
            <text:p text:style-name="P11">Product is <text:s text:c="6"/>0</text:p>
            <text:p text:style-name="P11">Division is <text:s text:c="6"/>Cannot divide with zero</text:p>
            <text:p text:style-name="P11">Average is <text:s text:c="5"/>18.50</text:p>
            <text:p text:style-name="P11">Power of is <text:s text:c="4"/>1.0</text:p>
          </table:table-cell>
          <table:table-cell table:style-name="Table1.A1" office:value-type="string">
            <text:p text:style-name="P3">Sum of two integers: 37</text:p>
            <text:p text:style-name="P3">===</text:p>
            <text:p text:style-name="P3">Difference of the first and second integer: 37</text:p>
            <text:p text:style-name="P3">===</text:p>
            <text:p text:style-name="P3">Difference of the second and first integer: -37</text:p>
            <text:p text:style-name="P3">===</text:p>
            <text:p text:style-name="P3">Product of two integers: 0</text:p>
            <text:p text:style-name="P3">===</text:p>
            <text:p text:style-name="P3">Average of two integers: 18.50</text:p>
            <text:p text:style-name="P3">===</text:p>
            <text:p text:style-name="P3">First integer raised to the power of the second: 1</text:p>
            <text:p text:style-name="P3">===</text:p>
            <text:p text:style-name="P3">The second integer is 0, therefore in divisions between the two <text:soft-page-break/>integers <text:tab/> </text:p>
            <text:p text:style-name="P3">the second one cannot be the denominator and when it is the numerator<text:tab/><text:tab/> <text:s/></text:p>
            <text:p text:style-name="P3">the division equals to 0.</text:p>
            <text:p text:style-name="P3">===</text:p>
          </table:table-cell>
        </table:table-row>
        <table:table-row table:style-name="Table1.1">
          <table:table-cell table:style-name="Table1.A1" office:value-type="string">
            <text:p text:style-name="P14">4c</text:p>
          </table:table-cell>
          <table:table-cell table:style-name="Table1.A1" office:value-type="string">
            <text:p text:style-name="P24"><text:span text:style-name="T6">Inputting the numbers other way round</text:span></text:p>
          </table:table-cell>
          <table:table-cell table:style-name="Table1.A1" office:value-type="string">
            <text:p text:style-name="P20">Similar to above</text:p>
          </table:table-cell>
          <table:table-cell table:style-name="Table1.A1" office:value-type="string">
            <text:p text:style-name="P3">Sum of two integers: 37</text:p>
            <text:p text:style-name="P3">===</text:p>
            <text:p text:style-name="P3">Difference of the first and second integer: -37</text:p>
            <text:p text:style-name="P3">===</text:p>
            <text:p text:style-name="P3">Difference of the second and first integer: 37</text:p>
            <text:p text:style-name="P3">===</text:p>
            <text:p text:style-name="P3">Product of two integers: 0</text:p>
            <text:p text:style-name="P3">===</text:p>
            <text:p text:style-name="P3">Average of two integers: 18.50</text:p>
            <text:p text:style-name="P3">===</text:p>
            <text:p text:style-name="P3">First integer raised to the power of the second: 0</text:p>
            <text:p text:style-name="P3">===</text:p>
            <text:p text:style-name="P3">The first integer is 0, therefore in divisions between the two integers <text:s/><text:tab/></text:p>
            <text:p text:style-name="P3">the first one cannot be the denominator and when it is the numerator <text:tab/><text:tab/></text:p>
            <text:p text:style-name="P3">the division equals to 0.</text:p>
            <text:p text:style-name="P3">===</text:p>
          </table:table-cell>
        </table:table-row>
        <table:table-row table:style-name="Table1.1">
          <table:table-cell table:style-name="Table1.A1" office:value-type="string">
            <text:p text:style-name="P17">4c</text:p>
          </table:table-cell>
          <table:table-cell table:style-name="Table1.A1" office:value-type="string">
            <text:p text:style-name="P20">Two of the same numbers, 4 and 4</text:p>
          </table:table-cell>
          <table:table-cell table:style-name="Table1.A1" office:value-type="string">
            <text:p text:style-name="P20">Results should be accurate</text:p>
          </table:table-cell>
          <table:table-cell table:style-name="Table1.A1" office:value-type="string">
            <text:p text:style-name="P3">===</text:p>
            <text:p text:style-name="P3">Sum of two integers: 8</text:p>
            <text:p text:style-name="P3">===</text:p>
            <text:p text:style-name="P3">Difference of the first and second integer: 0</text:p>
            <text:p text:style-name="P3">===</text:p>
            <text:p text:style-name="P3">Difference of the second and first integer: 0</text:p>
            <text:p text:style-name="P3">===</text:p>
            <text:p text:style-name="P3">Product of two integers: 16</text:p>
            <text:p text:style-name="P3">===</text:p>
            <text:p text:style-name="P3">Average of two integers: 4.00</text:p>
            <text:p text:style-name="P3">===</text:p>
            <text:p text:style-name="P3">First integer raised to the power of the second: 256</text:p>
            <text:p text:style-name="P3">===</text:p>
            <text:p text:style-name="P3">Division between the first and second integer: 1.00</text:p>
            <text:p text:style-name="P3">===</text:p>
            <text:p text:style-name="P3">Division between the second and first integer: 1.00</text:p>
            <text:p text:style-name="P3">===</text:p>
          </table:table-cell>
        </table:table-row>
        <table:table-row table:style-name="Table1.1">
          <table:table-cell table:style-name="Table1.A1" office:value-type="string">
            <text:p text:style-name="P14">5a</text:p>
          </table:table-cell>
          <table:table-cell table:style-name="Table1.A1" office:value-type="string">
            <text:p text:style-name="P11">Run the program, no other user input</text:p>
          </table:table-cell>
          <table:table-cell table:style-name="Table1.A1" office:value-type="string">
            <text:p text:style-name="P11">Your random number is 93.</text:p>
          </table:table-cell>
          <table:table-cell table:style-name="Table1.A1" office:value-type="string">
            <text:p text:style-name="P3">===</text:p>
            <text:p text:style-name="P3">Random number between 0 and 100: 99</text:p>
            <text:p text:style-name="P3">===</text:p>
          </table:table-cell>
        </table:table-row>
        <table:table-row table:style-name="Table1.1">
          <table:table-cell table:style-name="Table1.A1" office:value-type="string">
            <text:p text:style-name="P14">5a</text:p>
          </table:table-cell>
          <table:table-cell table:style-name="Table1.A1" office:value-type="string">
            <text:p text:style-name="P11">Run the program, no other user input</text:p>
          </table:table-cell>
          <table:table-cell table:style-name="Table1.A1" office:value-type="string">
            <text:p text:style-name="P11">Your random number is 28.</text:p>
          </table:table-cell>
          <table:table-cell table:style-name="Table1.A1" office:value-type="string">
            <text:p text:style-name="P3">===</text:p>
            <text:p text:style-name="P3">Random number between 0 and 100: 21</text:p>
            <text:p text:style-name="P3">===</text:p>
          </table:table-cell>
        </table:table-row>
        <text:soft-page-break/>
        <table:table-row table:style-name="Table1.1">
          <table:table-cell table:style-name="Table1.A1" office:value-type="string">
            <text:p text:style-name="P4"/>
          </table:table-cell>
          <table:table-cell table:style-name="Table1.A1" office:value-type="string">
            <text:p text:style-name="P21">Run program 10 times </text:p>
          </table:table-cell>
          <table:table-cell table:style-name="Table1.A1" office:value-type="string">
            <text:p text:style-name="P21">Result shouldn’t be above 100 or below 0, the random number should not be the same each time</text:p>
          </table:table-cell>
          <table:table-cell table:style-name="Table1.A1" office:value-type="string">
            <text:p text:style-name="P21">True</text:p>
          </table:table-cell>
        </table:table-row>
        <table:table-row table:style-name="Table1.1">
          <table:table-cell table:style-name="Table1.A1" office:value-type="string">
            <text:p text:style-name="P14">5b</text:p>
          </table:table-cell>
          <table:table-cell table:style-name="Table1.A1" office:value-type="string">
            <text:p text:style-name="P11">Run the program, no other user input</text:p>
          </table:table-cell>
          <table:table-cell table:style-name="Table1.A1" office:value-type="string">
            <text:p text:style-name="P11">Random number 93 is odd.</text:p>
          </table:table-cell>
          <table:table-cell table:style-name="Table1.A1" office:value-type="string">
            <text:p text:style-name="P3"><text:span text:style-name="T12">=</text:span>==</text:p>
            <text:p text:style-name="P3">Random number between 0 and 100: 99</text:p>
            <text:p text:style-name="P3">===</text:p>
            <text:p text:style-name="P3">The random number is odd.</text:p>
            <text:p text:style-name="P3">===</text:p>
          </table:table-cell>
        </table:table-row>
        <table:table-row table:style-name="Table1.1">
          <table:table-cell table:style-name="Table1.A1" office:value-type="string">
            <text:p text:style-name="P14">5b</text:p>
          </table:table-cell>
          <table:table-cell table:style-name="Table1.A1" office:value-type="string">
            <text:p text:style-name="P11">Run the program, no other user input</text:p>
          </table:table-cell>
          <table:table-cell table:style-name="Table1.A1" office:value-type="string">
            <text:p text:style-name="P11">Random number 28 is even.</text:p>
          </table:table-cell>
          <table:table-cell table:style-name="Table1.A1" office:value-type="string">
            <text:p text:style-name="P3">==</text:p>
            <text:p text:style-name="P3">Random number between 0 and 100: 78</text:p>
            <text:p text:style-name="P3">===</text:p>
            <text:p text:style-name="P3">The random number is even.</text:p>
            <text:p text:style-name="P3">===</text:p>
          </table:table-cell>
        </table:table-row>
        <table:table-row table:style-name="Table1.1">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4">5c</text:p>
          </table:table-cell>
          <table:table-cell table:style-name="Table1.A1" office:value-type="string">
            <text:p text:style-name="P11">Run the program, no other user input</text:p>
          </table:table-cell>
          <table:table-cell table:style-name="Table1.A1" office:value-type="string">
            <text:p text:style-name="P11">Number 93 is not divisible by both 4 and 7.</text:p>
          </table:table-cell>
          <table:table-cell table:style-name="Table1.A1" office:value-type="string">
            <text:p text:style-name="P3">==</text:p>
            <text:p text:style-name="P3">Random number between 0 and 100: 78</text:p>
            <text:p text:style-name="P3">===</text:p>
            <text:p text:style-name="P3">The random number is even.</text:p>
            <text:p text:style-name="P3">===</text:p>
            <text:p text:style-name="P3">The random number is not divisible by 4 and 7</text:p>
            <text:p text:style-name="P3">===</text:p>
          </table:table-cell>
        </table:table-row>
        <table:table-row table:style-name="Table1.1">
          <table:table-cell table:style-name="Table1.A1" office:value-type="string">
            <text:p text:style-name="P14">5c</text:p>
          </table:table-cell>
          <table:table-cell table:style-name="Table1.A1" office:value-type="string">
            <text:p text:style-name="P11">Run the program, no other user input</text:p>
          </table:table-cell>
          <table:table-cell table:style-name="Table1.A1" office:value-type="string">
            <text:p text:style-name="P11">Number 28 is divisible by both 4 and 7.</text:p>
          </table:table-cell>
          <table:table-cell table:style-name="Table1.A1" office:value-type="string">
            <text:p text:style-name="P3">==</text:p>
            <text:p text:style-name="P3">Random number between 0 and 100: <text:span text:style-name="T12">28</text:span></text:p>
            <text:p text:style-name="P3">===</text:p>
            <text:p text:style-name="P3">The random number is even.</text:p>
            <text:p text:style-name="P3">===</text:p>
            <text:p text:style-name="P3">The random number is divisible by 4 and 7</text:p>
            <text:p text:style-name="P3">===</text:p>
          </table:table-cell>
        </table:table-row>
        <table:table-row table:style-name="Table1.1">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4">6a</text:p>
          </table:table-cell>
          <table:table-cell table:style-name="Table1.A1" office:value-type="string">
            <text:p text:style-name="P11">E.g. array contains numbers 2, 5, 6, -5, 19, 42, 555, 2, 3, 4</text:p>
          </table:table-cell>
          <table:table-cell table:style-name="Table1.A1" office:value-type="string">
            <text:p text:style-name="P11">Array from beginning to end:</text:p>
            <text:p text:style-name="P11">2 5 6 -5 19 42 555 2 3 4</text:p>
            <text:p text:style-name="P3"/>
            <text:p text:style-name="P11">Array from end to beginning:</text:p>
            <text:p text:style-name="P11">4 3 2 555 42 19 -5 6 5 2</text:p>
          </table:table-cell>
          <table:table-cell table:style-name="Table1.A1" office:value-type="string">
            <text:p text:style-name="P3">===</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text:p text:style-name="P3">===</text:p>
            <text:p text:style-name="P3">10</text:p>
            <text:p text:style-name="P3">9</text:p>
            <text:p text:style-name="P3">8</text:p>
            <text:p text:style-name="P3">7</text:p>
            <text:p text:style-name="P3">6</text:p>
            <text:p text:style-name="P3">5</text:p>
            <text:p text:style-name="P3">4</text:p>
            <text:p text:style-name="P3">3</text:p>
            <text:p text:style-name="P3">2</text:p>
            <text:p text:style-name="P3">1</text:p>
            <text:p text:style-name="P3">===</text:p>
          </table:table-cell>
        </table:table-row>
        <text:soft-page-break/>
        <table:table-row table:style-name="Table1.1">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4">6b</text:p>
          </table:table-cell>
          <table:table-cell table:style-name="Table1.A1" office:value-type="string">
            <text:p text:style-name="P11">E.g. array like above, random number 92</text:p>
          </table:table-cell>
          <table:table-cell table:style-name="Table1.A1" office:value-type="string">
            <text:p text:style-name="P11">Number 92 was not found in the array.</text:p>
          </table:table-cell>
          <table:table-cell table:style-name="Table1.A1" office:value-type="string">
            <text:p text:style-name="P3">The random number (99) is not in the array!</text:p>
          </table:table-cell>
        </table:table-row>
        <table:table-row table:style-name="Table1.1">
          <table:table-cell table:style-name="Table1.A1" office:value-type="string">
            <text:p text:style-name="P14">6b</text:p>
          </table:table-cell>
          <table:table-cell table:style-name="Table1.A1" office:value-type="string">
            <text:p text:style-name="P11">E.g. array like above, random number 19</text:p>
            <text:p text:style-name="P3"/>
            <text:p text:style-name="P11">&lt;Hint: array slots start from 0, so the last slot is 9 if the array size is 10&gt;</text:p>
          </table:table-cell>
          <table:table-cell table:style-name="Table1.A1" office:value-type="string">
            <text:p text:style-name="P11">Number 19 was found in slot 4 in the array.</text:p>
          </table:table-cell>
          <table:table-cell table:style-name="Table1.A1" office:value-type="string">
            <text:p text:style-name="P3"/>
            <text:p text:style-name="P3">The random number (<text:span text:style-name="T12">9</text:span>) is in the array!</text:p>
          </table:table-cell>
        </table:table-row>
        <table:table-row table:style-name="Table1.1">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h text:style-name="P5" text:outline-level="2">Answer to question 1 here:</text:h>
      <text:p text:style-name="P1">a) <text:span text:style-name="T13">Yes</text:span></text:p>
      <text:p text:style-name="Standard">b)</text:p>
      <text:p text:style-name="P25">Global is applicable everywhere while local is defined inside a function. Global variables should be avoided since because they are always applicable they can cause unecpected problems.</text:p>
      <text:p text:style-name="P27">c)</text:p>
      <text:p text:style-name="P26">Then you know what variables are being used in the code and you know their default/initial values. It also helps visualize all the variables in the code better. It is the same with pointers except you don’t know what their default value is. It can be something stored in memory.</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i" fo:country="FI"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fi" fo:country="FI"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i" fo:country="FI"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06:07:00</meta:creation-date>
    <meta:initial-creator>Määttä Sanna</meta:initial-creator>
    <dc:language>en-US</dc:language>
    <dc:date>2023-01-30T17:39:18.017487909</dc:date>
    <meta:editing-cycles>135</meta:editing-cycles>
    <meta:editing-duration>PT3H54M44S</meta:editing-duration>
    <meta:generator>LibreOffice/7.3.7.2$Linux_X86_64 LibreOffice_project/30$Build-2</meta:generator>
    <meta:document-statistic meta:table-count="1" meta:image-count="0" meta:object-count="0" meta:page-count="5" meta:paragraph-count="242" meta:word-count="1144" meta:character-count="5837" meta:non-whitespace-character-count="4874"/>
    <meta:user-defined meta:name="AppVersion">15.0000</meta:user-defined>
    <meta:user-defined meta:name="ContentTypeId">0x01010031E5E4058AE62B4D922F9B1AF458D53F</meta:user-defined>
    <meta:template xlink:type="simple" xlink:actuate="onRequest" xlink:title="Normal.dotm" xlink:href=""/>
  </office:meta>
</office:document-meta>
</file>